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b7e19" officeooo:paragraph-rsid="001b7e19"/>
    </style:style>
    <style:style style:name="T1" style:family="text">
      <style:text-properties officeooo:rsid="001c30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is labs has use using the Graph data structure created in the previous lab and implement three version of the DFS algorithm. Recursive, linear and iterative. The purpose is to compare the three <text:span text:style-name="T1">algorithms in a graph data structure.</text:span></text:p>
      <text:p text:style-name="P1">2. The methods used to implements the DFS algorithm for the adjacency node Graph is that for the recursive and linear DFS algorithms uses similar logic while the Iterative is completely different. <text:span text:style-name="T1">The Recursive and linear both use a function called explore to traverse the graph, while the iterative uses the stack data type to keep track of the traversed nodes in the graph.</text:span></text:p>
      <text:p text:style-name="P1">3.</text:p>
      <text:p text:style-name="P1">4.</text:p>
      <text:p text:style-name="P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5:58:55.321350327</meta:creation-date>
    <dc:date>2017-10-09T16:09:41.649316117</dc:date>
    <meta:editing-duration>PT10M49S</meta:editing-duration>
    <meta:editing-cycles>2</meta:editing-cycles>
    <meta:generator>LibreOffice/5.3.5.2$Linux_X86_64 LibreOffice_project/30m0$Build-2</meta:generator>
    <meta:document-statistic meta:table-count="0" meta:image-count="0" meta:object-count="0" meta:page-count="1" meta:paragraph-count="5" meta:word-count="107" meta:character-count="617" meta:non-whitespace-character-count="515"/>
  </office:meta>
</office:document-meta>
</file>